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addImageOperation( ImageOperation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addDraw( Draw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processFile( File fi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mage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Srcdir(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addScale( Scal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Gc( boolean 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validateAttribu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Image.add( ImageOperation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addRotate( Rotat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